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text:tab/>Eu, Rafael Luiz Klaser, declaro para os devidos fins que não possuo vínculo empregatíci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afael Luiz Klas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9T09:48:18.64</meta:creation-date>
    <meta:document-statistic meta:table-count="0" meta:image-count="0" meta:object-count="0" meta:page-count="1" meta:paragraph-count="0" meta:word-count="17" meta:character-count="109" meta:non-whitespace-character-count="92"/>
    <dc:date>2012-05-29T09:49:52.01</dc:date>
    <meta:editing-duration>PT1M35S</meta:editing-duration>
    <meta:editing-cycles>1</meta:editing-cycles>
    <meta:generator>LibreOffice/3.4$Win32 LibreOffice_project/340m1$Build-103</meta:generator>
  </office:meta>
</office:document-meta>
</file>